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28cm" fo:min-width="6.104cm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6.104cm"/>
    </style:style>
    <style:style style:name="gr3" style:family="graphic" style:parent-style-name="standard">
      <style:graphic-properties draw:textarea-horizontal-align="justify" draw:textarea-vertical-align="middle" draw:auto-grow-height="false" fo:min-height="1.766cm" fo:min-width="6.104cm"/>
    </style:style>
    <style:style style:name="gr4" style:family="graphic" style:parent-style-name="standard">
      <style:graphic-properties draw:textarea-vertical-align="middle" draw:auto-grow-height="false" fo:min-height="1.911cm" fo:min-width="2.72cm"/>
    </style:style>
    <style:style style:name="gr5" style:family="graphic" style:parent-style-name="standard">
      <style:graphic-properties draw:textarea-vertical-align="middle" draw:auto-grow-height="false" fo:min-height="2.037cm" fo:min-width="3.0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04cm" svg:height="1.978cm" svg:x="3.54cm" svg:y="2.578cm">
          <text:p text:style-name="P1"><text:span text:style-name="T1">WORK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04cm" svg:height="2.159cm" svg:x="3.54cm" svg:y="5.572cm">
          <text:p text:style-name="P1"><text:span text:style-name="T1">STAG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04cm" svg:height="2.016cm" svg:x="3.54cm" svg:y="8.874cm">
          <text:p text:style-name="P1"><text:span text:style-name="T1">HEA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19cm" svg:height="2.16cm" draw:transform="rotate (-1.57882484135407) translate (12.176cm 3.032cm)">
          <text:p/>
          <draw:enhanced-geometry svg:viewBox="0 0 21600 21600" draw:text-areas="0 0 21600 21600" draw:type="circular-arrow" draw:modifiers="174.34943090372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2" draw:layer="layout" svg:width="3.566cm" svg:height="2.286cm" draw:transform="rotate (-1.57882484135407) translate (12.303cm 6.96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3" draw:layer="layout" svg:width="1.874cm" svg:height="0.962cm" svg:x="13.096cm" svg:y="4.048cm">
          <draw:text-box>
            <text:p><text:span text:style-name="T1">ADD</text:span></text:p>
          </draw:text-box>
        </draw:frame>
        <draw:frame draw:style-name="gr6" draw:text-style-name="P3" draw:layer="layout" svg:width="3.08cm" svg:height="0.962cm" svg:x="12.588cm" svg:y="7.912cm">
          <draw:text-box>
            <text:p><text:span text:style-name="T1">COMM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6T09:51:41.650974619</meta:creation-date>
    <dc:date>2019-12-26T10:01:04.767106351</dc:date>
    <meta:editing-duration>PT9M24S</meta:editing-duration>
    <meta:editing-cycles>2</meta:editing-cycles>
    <meta:generator>LibreOffice/6.0.7.3$Linux_X86_64 LibreOffice_project/00m0$Build-3</meta:generator>
    <meta:document-statistic meta:object-count="7"/>
  </office:meta>
</office:document-meta>
</file>